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NSOLAS" style:text-underline-style="solid" style:text-underline-width="auto" style:text-underline-color="font-color" fo:font-weight="normal" officeooo:rsid="000dad3b" officeooo:paragraph-rsid="000dad3b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NSOLAS" style:text-underline-style="none" fo:font-weight="bold" officeooo:rsid="000bbd1b" officeooo:paragraph-rsid="000bbd1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style:text-underline-style="none" fo:font-weight="bold" officeooo:rsid="000dad3b" officeooo:paragraph-rsid="000dad3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NSOLAS" style:text-underline-style="none" fo:font-weight="bold" officeooo:rsid="000dad3b" officeooo:paragraph-rsid="0010199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style:text-underline-style="none" fo:font-weight="bold" officeooo:rsid="00100951" officeooo:paragraph-rsid="0010095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style:text-underline-style="none" fo:font-weight="bold" officeooo:rsid="00100951" officeooo:paragraph-rsid="0010199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style:text-underline-style="none" fo:font-weight="normal" officeooo:rsid="000dad3b" officeooo:paragraph-rsid="000dad3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style:text-underline-style="none" fo:font-weight="normal" officeooo:rsid="000dad3b" officeooo:paragraph-rsid="000fc64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NSOLAS" style:text-underline-style="none" fo:font-weight="normal" officeooo:rsid="000f4b47" officeooo:paragraph-rsid="000f4b4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NSOLAS" style:text-underline-style="none" fo:font-weight="normal" officeooo:rsid="000f4b47" officeooo:paragraph-rsid="000fc64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NSOLAS" style:text-underline-style="none" fo:font-weight="normal" officeooo:rsid="000fc646" officeooo:paragraph-rsid="000fc64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NSOLAS" style:text-underline-style="none" fo:font-weight="normal" officeooo:rsid="000fc646" officeooo:paragraph-rsid="0010095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NSOLAS" style:text-underline-style="none" fo:font-weight="normal" officeooo:rsid="00100951" officeooo:paragraph-rsid="0010095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NSOLAS" style:text-underline-style="none" fo:font-weight="normal" officeooo:rsid="00100951" officeooo:paragraph-rsid="00101991" style:font-weight-asian="normal" style:font-weight-complex="normal"/>
    </style:style>
    <style:style style:name="T1" style:family="text">
      <style:text-properties officeooo:rsid="000c35c4"/>
    </style:style>
    <style:style style:name="T2" style:family="text">
      <style:text-properties officeooo:rsid="000effc7"/>
    </style:style>
    <style:style style:name="T3" style:family="text">
      <style:text-properties officeooo:rsid="000f4b47"/>
    </style:style>
    <style:style style:name="T4" style:family="text">
      <style:text-properties officeooo:rsid="000fc646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009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0951" style:font-weight-asian="normal" style:font-weight-complex="normal"/>
    </style:style>
    <style:style style:name="T9" style:family="text">
      <style:text-properties officeooo:rsid="001019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SEUDO CÓDIGO <text:span text:style-name="T1">AVANCE</text:span> <text:span text:style-name="T1">RÁPIDO</text:span> – PRACTICA 2 AED I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backTrackingDar(void) : int</text:p>
      <text:p text:style-name="P7"/>
      <text:p text:style-name="P8"><text:tab/><text:span text:style-name="T2">int nivel = 0,voa = 0;</text:span></text:p>
      <text:p text:style-name="P8"><text:tab/><text:span text:style-name="T3">int[] soa,sol,solFinal;</text:span></text:p>
      <text:p text:style-name="P8"><text:tab/>//<text:span text:style-name="T3">Inicializar sol, solFinal y soa;</text:span></text:p>
      <text:p text:style-name="P8"><text:tab/><text:span text:style-name="T3">do</text:span></text:p>
      <text:p text:style-name="P8"><text:tab/><text:tab/><text:span text:style-name="T3">generarDar(nivel,sol);</text:span></text:p>
      <text:p text:style-name="P8"><text:tab/><text:tab/><text:span text:style-name="T3">if((solucionDar(nivel,sol))||(pesoDar() &gt; voa))</text:span></text:p>
      <text:p text:style-name="P8"><text:tab/><text:tab/><text:span text:style-name="T3">begin</text:span></text:p>
      <text:p text:style-name="P8"><text:tab/><text:tab/><text:tab/><text:span text:style-name="T3">voa = pesoDar();</text:span></text:p>
      <text:p text:style-name="P8"><text:tab/><text:tab/><text:tab/><text:span text:style-name="T3">soa = sol;</text:span></text:p>
      <text:p text:style-name="P8"><text:tab/><text:tab/><text:span text:style-name="T3">endif</text:span></text:p>
      <text:p text:style-name="P8"><text:tab/><text:tab/><text:span text:style-name="T3">if (criterioDar) nivel++;</text:span></text:p>
      <text:p text:style-name="P10"><text:tab/><text:tab/>else</text:p>
      <text:p text:style-name="P10"><text:tab/><text:tab/>begin</text:p>
      <text:p text:style-name="P10"><text:tab/><text:tab/><text:tab/>while((not masHermanosDar(nivel,sol) &amp;&amp; (nivel &gt; -1))</text:p>
      <text:p text:style-name="P10"><text:tab/><text:tab/><text:tab/>do<text:tab/></text:p>
      <text:p text:style-name="P10"><text:tab/><text:tab/><text:tab/><text:tab/>sol[nivel] = -1;</text:p>
      <text:p text:style-name="P10"><text:tab/><text:tab/><text:tab/><text:tab/>nivel--;</text:p>
      <text:p text:style-name="P10"><text:tab/><text:tab/><text:tab/>end</text:p>
      <text:p text:style-name="P10"><text:tab/><text:tab/>end</text:p>
      <text:p text:style-name="P8"><text:tab/><text:span text:style-name="T3">while(nivel &gt; -1);</text:span></text:p>
      <text:p text:style-name="P10"><text:tab/>if (voa == 0) return <text:span text:style-name="T4">null</text:span>;</text:p>
      <text:p text:style-name="P10"><text:tab/>else </text:p>
      <text:p text:style-name="P10"><text:tab/>begin</text:p>
      <text:p text:style-name="P10"><text:tab/><text:tab/>//contar el numero de elementos que hay de cada tipo y representar el array resultado.</text:p>
      <text:p text:style-name="P10"><text:tab/><text:tab/>//tam se calcular <text:span text:style-name="T4">obteniendo</text:span> el numero <text:span text:style-name="T4">máximo</text:span> de monedas con el que se puede pagar.</text:p>
      <text:p text:style-name="P10"><text:tab/><text:tab/>For i = 0 to tam </text:p>
      <text:p text:style-name="P10"><text:tab/><text:tab/>begin</text:p>
      <text:p text:style-name="P10"><text:tab/><text:tab/><text:tab/><text:span text:style-name="T4">if (soa[s] &lt; 0) break;</text:span></text:p>
      <text:p text:style-name="P10"><text:tab/><text:tab/><text:tab/><text:span text:style-name="T4">solFinal[soa[s]]++;</text:span></text:p>
      <text:p text:style-name="P10"><text:tab/><text:tab/>end</text:p>
      <text:p text:style-name="P10"><text:tab/><text:tab/><text:span text:style-name="T4">return solFinal;</text:span></text:p>
      <text:p text:style-name="P10"><text:tab/>end</text:p>
      <text:p text:style-name="P7"><text:soft-page-break/></text:p>
      <text:p text:style-name="P3">generar(int nivel,int[] sol) : bool</text:p>
      <text:p text:style-name="P3"/>
      <text:p text:style-name="P11"><text:tab/>if(solucionesDar[nivel] == -1)</text:p>
      <text:p text:style-name="P11"><text:tab/><text:tab/>begin</text:p>
      <text:p text:style-name="P11"><text:tab/><text:tab/> <text:s text:c="3"/><text:tab/>if(nivel == 0) sol[nivel] = 0;</text:p>
      <text:p text:style-name="P11"><text:tab/><text:tab/> <text:s text:c="3"/><text:tab/>else sol[nivel] = sol[nivel-1];</text:p>
      <text:p text:style-name="P11"><text:tab/><text:tab/>end</text:p>
      <text:p text:style-name="P11"><text:tab/>else</text:p>
      <text:p text:style-name="P12"><text:tab/><text:tab/>begin</text:p>
      <text:p text:style-name="P11"><text:tab/><text:tab/> <text:s text:c="4"/>sol[nivel] = sol[nivel] + 1;</text:p>
      <text:p text:style-name="P11"><text:tab/>end</text:p>
      <text:p text:style-name="P3"/>
      <text:p text:style-name="P3">solucion(int nivel, int[] sol) : bool</text:p>
      <text:p text:style-name="P3"/>
      <text:p text:style-name="P13"><text:tab/>int cont = 0;</text:p>
      <text:p text:style-name="P13"><text:tab/>for i = 0 to nivel cont = cont + valores[solucionesDar[i]];</text:p>
      <text:p text:style-name="P13"><text:tab/>//siendo v una variable global que indica el numero que se quiere devolver.</text:p>
      <text:p text:style-name="P13"><text:tab/>return (cont == v);</text:p>
      <text:p text:style-name="P3"/>
      <text:p text:style-name="P3">peso(<text:span text:style-name="T6">int[] sol</text:span>) : int</text:p>
      <text:p text:style-name="P7"/>
      <text:p text:style-name="P13"><text:tab/>int cont = 0;</text:p>
      <text:p text:style-name="P13"><text:tab/>for i = 0 to tam if(sol[i] &gt; 0) cont = cont + pesos[sol[i]];</text:p>
      <text:p text:style-name="P13"><text:tab/>return cont;</text:p>
      <text:p text:style-name="P3"/>
      <text:p text:style-name="P3">criterio(nivel,int[] sol) : bool</text:p>
      <text:p text:style-name="P3"/>
      <text:p text:style-name="P3"><text:tab/><text:span text:style-name="T8">return ((nivel &lt; tam)&amp;&amp;(valor()+min(sol[nivel] &lt;= v));</text:span></text:p>
      <text:p text:style-name="P3"/>
      <text:p text:style-name="P3">masHermanosDar(nivel) : bool</text:p>
      <text:p text:style-name="P3"><text:tab/></text:p>
      <text:p text:style-name="P7"><text:tab/>//<text:span text:style-name="T9">Siendo N el numero de tipos del ejercicio</text:span></text:p>
      <text:p text:style-name="P3"><text:tab/><text:span text:style-name="T8">return (sol[nivel]+1 &lt; N);</text:span></text:p>
      <text:p text:style-name="P3"><text:soft-page-break/>backTrackingRecibir(void) : int<text:span text:style-name="T4">[]</text:span></text:p>
      <text:p text:style-name="P7"><text:tab/><text:span text:style-name="T2">int nivel = 0,voa = 0;</text:span></text:p>
      <text:p text:style-name="P7"><text:tab/><text:span text:style-name="T3">int[] soa;</text:span></text:p>
      <text:p text:style-name="P7"><text:tab/><text:span text:style-name="T3">int[] sol;</text:span></text:p>
      <text:p text:style-name="P7"><text:tab/>//<text:span text:style-name="T3">Inicializar sol y soa;</text:span></text:p>
      <text:p text:style-name="P7"><text:tab/><text:span text:style-name="T3">do</text:span></text:p>
      <text:p text:style-name="P7"><text:tab/><text:tab/><text:span text:style-name="T3">generarRecibir(nivel,sol);</text:span></text:p>
      <text:p text:style-name="P7"><text:tab/><text:tab/><text:span text:style-name="T3">if((solucionRecibir(nivel,sol))||(pesoRecibir() &lt; voa))</text:span></text:p>
      <text:p text:style-name="P7"><text:tab/><text:tab/><text:span text:style-name="T3">begin</text:span></text:p>
      <text:p text:style-name="P7"><text:tab/><text:tab/><text:tab/><text:span text:style-name="T3">voa = pesoRecibir();</text:span></text:p>
      <text:p text:style-name="P7"><text:tab/><text:tab/><text:tab/><text:span text:style-name="T3">soa = sol;</text:span></text:p>
      <text:p text:style-name="P7"><text:tab/><text:tab/><text:span text:style-name="T3">endif</text:span></text:p>
      <text:p text:style-name="P7"><text:tab/><text:tab/><text:span text:style-name="T3">if (criterioRecibir) nivel++;</text:span></text:p>
      <text:p text:style-name="P9"><text:tab/><text:tab/>else</text:p>
      <text:p text:style-name="P9"><text:tab/><text:tab/>begin</text:p>
      <text:p text:style-name="P9"><text:tab/><text:tab/><text:tab/>while((not masHermanos<text:span text:style-name="T4">Recibir</text:span>(nivel,sol) &amp;&amp; (nivel &gt; -1))</text:p>
      <text:p text:style-name="P9"><text:tab/><text:tab/><text:tab/>do<text:tab/></text:p>
      <text:p text:style-name="P9"><text:tab/><text:tab/><text:tab/><text:tab/>sol[nivel] = -1;</text:p>
      <text:p text:style-name="P9"><text:tab/><text:tab/><text:tab/><text:tab/>nivel--;</text:p>
      <text:p text:style-name="P9"><text:tab/><text:tab/><text:tab/>end</text:p>
      <text:p text:style-name="P9"><text:tab/><text:tab/>end</text:p>
      <text:p text:style-name="P7"><text:tab/><text:span text:style-name="T3">while(nivel &gt; -1);</text:span></text:p>
      <text:p text:style-name="P9"><text:tab/>if (voa == 0) return <text:span text:style-name="T4">null</text:span>;</text:p>
      <text:p text:style-name="P9"><text:tab/>else </text:p>
      <text:p text:style-name="P9"><text:tab/>begin</text:p>
      <text:p text:style-name="P9"><text:tab/><text:tab/>//contar el numero de elementos que hay de cada tipo y representar el array resultado.</text:p>
      <text:p text:style-name="P9"><text:tab/><text:tab/>//tam se calcular <text:span text:style-name="T4">obteniendo</text:span> el numero <text:span text:style-name="T4">máximo</text:span> de monedas con el que se puede pagar.</text:p>
      <text:p text:style-name="P9"><text:tab/><text:tab/>For i = 0 to tam </text:p>
      <text:p text:style-name="P9"><text:tab/><text:tab/>begin</text:p>
      <text:p text:style-name="P9"><text:tab/><text:tab/><text:tab/><text:span text:style-name="T4">if (soa[s] &lt; 0) break;</text:span></text:p>
      <text:p text:style-name="P9"><text:tab/><text:tab/><text:tab/><text:span text:style-name="T4">solFinal[soa[s]]++;</text:span></text:p>
      <text:p text:style-name="P9"><text:tab/><text:tab/>end</text:p>
      <text:p text:style-name="P9"><text:tab/><text:tab/><text:span text:style-name="T4">return solFinal;</text:span></text:p>
      <text:p text:style-name="P9"><text:tab/>end</text:p>
      <text:p text:style-name="P4"><text:soft-page-break/>copiarArray(int[] solución) : int[]</text:p>
      <text:p text:style-name="P4"/>
      <text:p text:style-name="P6"><text:tab/><text:span text:style-name="T7">int* aux = new int[tam];</text:span></text:p>
      <text:p text:style-name="P14"><text:s text:c="2"/><text:tab/>for i = o to tam aux [i] = fuente[i];</text:p>
      <text:p text:style-name="P14"><text:s text:c="2"/><text:tab/>return aux;</text:p>
      <text:p text:style-name="P3"/>
      <text:p text:style-name="P3"/>
      <text:p text:style-name="P3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1:27:22.512789393</meta:creation-date>
    <dc:date>2017-05-16T00:56:36.822058735</dc:date>
    <meta:editing-duration>PT4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97" meta:word-count="357" meta:character-count="2300" meta:non-whitespace-character-count="1853"/>
  </office:meta>
</office:document-meta>
</file>